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size="16pt" officeooo:rsid="0016cf35" officeooo:paragraph-rsid="001d03ec"/>
    </style:style>
    <style:style style:name="P2" style:family="paragraph" style:parent-style-name="Standard">
      <style:text-properties fo:font-size="16pt" officeooo:rsid="0016cf35" officeooo:paragraph-rsid="0016cf35"/>
    </style:style>
    <style:style style:name="P3" style:family="paragraph" style:parent-style-name="Standard">
      <style:text-properties fo:font-size="16pt" officeooo:rsid="0016cf35" officeooo:paragraph-rsid="002ec70a"/>
    </style:style>
    <style:style style:name="P4" style:family="paragraph" style:parent-style-name="Standard">
      <style:text-properties fo:font-size="16pt" officeooo:rsid="0016cf35" officeooo:paragraph-rsid="003ba6f5"/>
    </style:style>
    <style:style style:name="P5" style:family="paragraph" style:parent-style-name="Standard">
      <style:text-properties fo:font-size="16pt" officeooo:rsid="0016cf35" officeooo:paragraph-rsid="00761023"/>
    </style:style>
    <style:style style:name="P6" style:family="paragraph" style:parent-style-name="Standard">
      <style:text-properties fo:font-size="16pt" officeooo:rsid="001ee908" officeooo:paragraph-rsid="001ee908"/>
    </style:style>
    <style:style style:name="P7" style:family="paragraph" style:parent-style-name="Standard">
      <style:text-properties fo:font-size="16pt" officeooo:rsid="00172e84" officeooo:paragraph-rsid="00221b40"/>
    </style:style>
    <style:style style:name="P8" style:family="paragraph" style:parent-style-name="Standard">
      <style:text-properties fo:font-size="16pt" officeooo:rsid="00203153" officeooo:paragraph-rsid="00221b40"/>
    </style:style>
    <style:style style:name="P9" style:family="paragraph" style:parent-style-name="Standard">
      <style:text-properties fo:font-size="16pt" officeooo:rsid="0019d276" officeooo:paragraph-rsid="00221b40"/>
    </style:style>
    <style:style style:name="P10" style:family="paragraph" style:parent-style-name="Standard">
      <style:text-properties fo:font-size="16pt" officeooo:rsid="00254052" officeooo:paragraph-rsid="00254052"/>
    </style:style>
    <style:style style:name="P11" style:family="paragraph" style:parent-style-name="Standard">
      <style:text-properties fo:font-size="16pt" officeooo:rsid="003124e8" officeooo:paragraph-rsid="003124e8"/>
    </style:style>
    <style:style style:name="P12" style:family="paragraph" style:parent-style-name="Standard">
      <style:text-properties fo:font-size="16pt" officeooo:rsid="00314ae7" officeooo:paragraph-rsid="00314ae7"/>
    </style:style>
    <style:style style:name="P13" style:family="paragraph" style:parent-style-name="Standard">
      <style:text-properties fo:font-size="16pt" officeooo:rsid="0032df03" officeooo:paragraph-rsid="0032df03"/>
    </style:style>
    <style:style style:name="P14" style:family="paragraph" style:parent-style-name="Standard">
      <style:text-properties fo:font-size="16pt" officeooo:rsid="003ba6f5" officeooo:paragraph-rsid="003ba6f5"/>
    </style:style>
    <style:style style:name="P15" style:family="paragraph" style:parent-style-name="Standard">
      <style:text-properties fo:font-size="16pt" officeooo:rsid="003e3d83" officeooo:paragraph-rsid="003e3d83"/>
    </style:style>
    <style:style style:name="P16" style:family="paragraph" style:parent-style-name="Standard">
      <style:text-properties fo:font-size="16pt" officeooo:rsid="003e4d1e" officeooo:paragraph-rsid="003e4d1e"/>
    </style:style>
    <style:style style:name="P17" style:family="paragraph" style:parent-style-name="Standard">
      <style:text-properties fo:font-size="16pt" officeooo:rsid="004030b9" officeooo:paragraph-rsid="004030b9"/>
    </style:style>
    <style:style style:name="P18" style:family="paragraph" style:parent-style-name="Standard">
      <style:text-properties fo:font-size="16pt" officeooo:rsid="004030b9" officeooo:paragraph-rsid="003fa9d4"/>
    </style:style>
    <style:style style:name="P19" style:family="paragraph" style:parent-style-name="Standard">
      <style:text-properties fo:font-size="16pt" officeooo:rsid="004030b9" officeooo:paragraph-rsid="006e03b5"/>
    </style:style>
    <style:style style:name="P20" style:family="paragraph" style:parent-style-name="Standard">
      <style:text-properties fo:font-size="16pt" officeooo:rsid="00417363" officeooo:paragraph-rsid="00417363"/>
    </style:style>
    <style:style style:name="P21" style:family="paragraph" style:parent-style-name="Standard">
      <style:text-properties fo:font-size="16pt" officeooo:rsid="00417363" officeooo:paragraph-rsid="00429f3e"/>
    </style:style>
    <style:style style:name="P22" style:family="paragraph" style:parent-style-name="Standard">
      <style:text-properties fo:font-size="16pt" officeooo:rsid="00429f3e" officeooo:paragraph-rsid="00429f3e"/>
    </style:style>
    <style:style style:name="P23" style:family="paragraph" style:parent-style-name="Standard">
      <style:text-properties fo:font-size="16pt" officeooo:rsid="0043ba35" officeooo:paragraph-rsid="0043ba35"/>
    </style:style>
    <style:style style:name="P24" style:family="paragraph" style:parent-style-name="Standard">
      <style:text-properties fo:font-size="16pt" officeooo:rsid="0043ba35" officeooo:paragraph-rsid="00463eed"/>
    </style:style>
    <style:style style:name="P25" style:family="paragraph" style:parent-style-name="Standard">
      <style:text-properties fo:font-size="16pt" officeooo:rsid="00483dd1" officeooo:paragraph-rsid="00483dd1"/>
    </style:style>
    <style:style style:name="P26" style:family="paragraph" style:parent-style-name="Standard">
      <style:text-properties fo:font-size="16pt" officeooo:rsid="004862a4" officeooo:paragraph-rsid="004862a4"/>
    </style:style>
    <style:style style:name="P27" style:family="paragraph" style:parent-style-name="Standard">
      <style:text-properties fo:font-size="16pt" officeooo:rsid="00491129" officeooo:paragraph-rsid="00491129"/>
    </style:style>
    <style:style style:name="P28" style:family="paragraph" style:parent-style-name="Standard">
      <style:text-properties fo:font-size="16pt" officeooo:rsid="00491129" officeooo:paragraph-rsid="0049dc0d"/>
    </style:style>
    <style:style style:name="P29" style:family="paragraph" style:parent-style-name="Standard">
      <style:text-properties fo:font-size="16pt" officeooo:rsid="0049dc0d" officeooo:paragraph-rsid="0049dc0d"/>
    </style:style>
    <style:style style:name="P30" style:family="paragraph" style:parent-style-name="Standard">
      <style:text-properties fo:font-size="16pt" officeooo:rsid="004a1f66" officeooo:paragraph-rsid="004a1f66"/>
    </style:style>
    <style:style style:name="P31" style:family="paragraph" style:parent-style-name="Standard">
      <style:text-properties fo:font-size="16pt" officeooo:paragraph-rsid="00463eed" style:font-size-asian="18pt" style:font-size-complex="18pt"/>
    </style:style>
    <style:style style:name="P32" style:family="paragraph" style:parent-style-name="Standard">
      <style:text-properties fo:font-size="16pt" officeooo:rsid="004f864a" officeooo:paragraph-rsid="004f864a"/>
    </style:style>
    <style:style style:name="P33" style:family="paragraph" style:parent-style-name="Standard">
      <style:text-properties fo:font-size="16pt" officeooo:rsid="00508b76" officeooo:paragraph-rsid="00508b76"/>
    </style:style>
    <style:style style:name="P34" style:family="paragraph" style:parent-style-name="Standard">
      <style:text-properties fo:font-size="16pt" officeooo:rsid="00522f66" officeooo:paragraph-rsid="00625363"/>
    </style:style>
    <style:style style:name="P35" style:family="paragraph" style:parent-style-name="Standard">
      <style:text-properties fo:font-size="16pt" officeooo:rsid="00522f66" officeooo:paragraph-rsid="006e03b5"/>
    </style:style>
    <style:style style:name="P36" style:family="paragraph" style:parent-style-name="Standard">
      <style:text-properties fo:font-size="16pt" officeooo:rsid="0053a11c" officeooo:paragraph-rsid="006e03b5"/>
    </style:style>
    <style:style style:name="P37" style:family="paragraph" style:parent-style-name="Standard">
      <style:text-properties fo:font-size="16pt" officeooo:rsid="00552da6" officeooo:paragraph-rsid="006e03b5"/>
    </style:style>
    <style:style style:name="P38" style:family="paragraph" style:parent-style-name="Standard">
      <style:text-properties fo:font-size="16pt" officeooo:rsid="00552da6" officeooo:paragraph-rsid="00725040"/>
    </style:style>
    <style:style style:name="P39" style:family="paragraph" style:parent-style-name="Standard">
      <style:text-properties fo:font-size="16pt" officeooo:rsid="0056a37d" officeooo:paragraph-rsid="0063e900"/>
    </style:style>
    <style:style style:name="P40" style:family="paragraph" style:parent-style-name="Standard">
      <style:text-properties fo:font-size="16pt" officeooo:rsid="0056a37d" officeooo:paragraph-rsid="006e03b5"/>
    </style:style>
    <style:style style:name="P41" style:family="paragraph" style:parent-style-name="Standard">
      <style:text-properties fo:font-size="16pt" officeooo:rsid="005a30ed" officeooo:paragraph-rsid="005a30ed"/>
    </style:style>
    <style:style style:name="P42" style:family="paragraph" style:parent-style-name="Standard">
      <style:text-properties fo:font-size="16pt" officeooo:rsid="005b6400" officeooo:paragraph-rsid="005b6400"/>
    </style:style>
    <style:style style:name="P43" style:family="paragraph" style:parent-style-name="Standard">
      <style:text-properties fo:font-size="16pt" officeooo:rsid="005df525" officeooo:paragraph-rsid="005df525"/>
    </style:style>
    <style:style style:name="P44" style:family="paragraph" style:parent-style-name="Standard">
      <style:text-properties fo:font-size="16pt" officeooo:rsid="005df525" officeooo:paragraph-rsid="0061c040"/>
    </style:style>
    <style:style style:name="P45" style:family="paragraph" style:parent-style-name="Standard">
      <style:text-properties fo:font-size="16pt" officeooo:rsid="005df525" officeooo:paragraph-rsid="00625363"/>
    </style:style>
    <style:style style:name="P46" style:family="paragraph" style:parent-style-name="Standard">
      <style:text-properties fo:font-size="16pt" officeooo:rsid="005fb8a6" officeooo:paragraph-rsid="005a30ed"/>
    </style:style>
    <style:style style:name="P47" style:family="paragraph" style:parent-style-name="Standard">
      <style:text-properties fo:font-size="16pt" officeooo:rsid="005fb8a6" officeooo:paragraph-rsid="005fb8a6"/>
    </style:style>
    <style:style style:name="P48" style:family="paragraph" style:parent-style-name="Standard">
      <style:text-properties fo:font-size="16pt" officeooo:rsid="005fb8a6" officeooo:paragraph-rsid="005df525"/>
    </style:style>
    <style:style style:name="P49" style:family="paragraph" style:parent-style-name="Standard">
      <style:text-properties fo:font-size="16pt" officeooo:rsid="005fb8a6" officeooo:paragraph-rsid="0061c040"/>
    </style:style>
    <style:style style:name="P50" style:family="paragraph" style:parent-style-name="Standard">
      <style:text-properties fo:font-size="16pt" officeooo:rsid="0061c040" officeooo:paragraph-rsid="0061c040"/>
    </style:style>
    <style:style style:name="P51" style:family="paragraph" style:parent-style-name="Standard">
      <style:text-properties fo:font-size="16pt" officeooo:rsid="00625363" officeooo:paragraph-rsid="00625363"/>
    </style:style>
    <style:style style:name="P52" style:family="paragraph" style:parent-style-name="Standard">
      <style:text-properties fo:font-size="16pt" officeooo:rsid="0064d623" officeooo:paragraph-rsid="0064d623"/>
    </style:style>
    <style:style style:name="P53" style:family="paragraph" style:parent-style-name="Standard">
      <style:text-properties fo:font-size="16pt" officeooo:rsid="0064d623" officeooo:paragraph-rsid="006e03b5"/>
    </style:style>
    <style:style style:name="P54" style:family="paragraph" style:parent-style-name="Standard">
      <style:text-properties fo:font-size="16pt" officeooo:rsid="00666d84" officeooo:paragraph-rsid="0064d623"/>
    </style:style>
    <style:style style:name="P55" style:family="paragraph" style:parent-style-name="Standard">
      <style:text-properties fo:font-size="16pt" officeooo:rsid="00666d84" officeooo:paragraph-rsid="00666d84"/>
    </style:style>
    <style:style style:name="P56" style:family="paragraph" style:parent-style-name="Standard">
      <style:text-properties fo:font-size="16pt" officeooo:rsid="00666d84" officeooo:paragraph-rsid="0061c040"/>
    </style:style>
    <style:style style:name="P57" style:family="paragraph" style:parent-style-name="Standard">
      <style:text-properties fo:font-size="16pt" officeooo:rsid="00692584" officeooo:paragraph-rsid="00692584"/>
    </style:style>
    <style:style style:name="P58" style:family="paragraph" style:parent-style-name="Standard">
      <style:text-properties fo:font-size="16pt" officeooo:rsid="006a522d" officeooo:paragraph-rsid="006a522d"/>
    </style:style>
    <style:style style:name="P59" style:family="paragraph" style:parent-style-name="Standard">
      <style:text-properties fo:font-size="16pt" officeooo:rsid="006a522d" officeooo:paragraph-rsid="006e03b5"/>
    </style:style>
    <style:style style:name="P60" style:family="paragraph" style:parent-style-name="Standard">
      <style:text-properties fo:font-size="16pt" officeooo:rsid="006c4c99" officeooo:paragraph-rsid="006c4c99"/>
    </style:style>
    <style:style style:name="P61" style:family="paragraph" style:parent-style-name="Standard">
      <style:text-properties fo:font-size="16pt" officeooo:rsid="006c4c99" officeooo:paragraph-rsid="006e03b5"/>
    </style:style>
    <style:style style:name="P62" style:family="paragraph" style:parent-style-name="Standard">
      <style:text-properties fo:font-size="16pt" officeooo:rsid="006e03b5" officeooo:paragraph-rsid="006e03b5"/>
    </style:style>
    <style:style style:name="P63" style:family="paragraph" style:parent-style-name="Standard">
      <style:text-properties fo:font-size="16pt" officeooo:rsid="006e92ad" officeooo:paragraph-rsid="006e92ad"/>
    </style:style>
    <style:style style:name="P64" style:family="paragraph" style:parent-style-name="Standard">
      <style:text-properties fo:font-size="16pt" officeooo:rsid="00705601" officeooo:paragraph-rsid="00705601"/>
    </style:style>
    <style:style style:name="P65" style:family="paragraph" style:parent-style-name="Standard">
      <style:text-properties fo:font-size="16pt" officeooo:rsid="00705601" officeooo:paragraph-rsid="0073aa28"/>
    </style:style>
    <style:style style:name="P66" style:family="paragraph" style:parent-style-name="Standard">
      <style:text-properties fo:font-size="16pt" officeooo:rsid="00725040" officeooo:paragraph-rsid="00725040"/>
    </style:style>
    <style:style style:name="P67" style:family="paragraph" style:parent-style-name="Standard">
      <style:text-properties fo:font-size="16pt" officeooo:rsid="0073aa28" officeooo:paragraph-rsid="0073aa28"/>
    </style:style>
    <style:style style:name="P68" style:family="paragraph" style:parent-style-name="Standard">
      <style:text-properties fo:font-size="16pt" officeooo:rsid="00740bae" officeooo:paragraph-rsid="00740bae"/>
    </style:style>
    <style:style style:name="P69" style:family="paragraph" style:parent-style-name="Standard">
      <style:text-properties fo:font-size="16pt" officeooo:rsid="00756317" officeooo:paragraph-rsid="00756317"/>
    </style:style>
    <style:style style:name="P70" style:family="paragraph" style:parent-style-name="Standard">
      <style:text-properties fo:font-size="16pt" officeooo:rsid="00761023" officeooo:paragraph-rsid="00761023"/>
    </style:style>
    <style:style style:name="P71" style:family="paragraph" style:parent-style-name="Standard">
      <style:text-properties fo:font-size="16pt" officeooo:rsid="007804ec" officeooo:paragraph-rsid="007804ec"/>
    </style:style>
    <style:style style:name="P72" style:family="paragraph" style:parent-style-name="Standard">
      <style:text-properties fo:font-size="16pt" officeooo:rsid="00791d37" officeooo:paragraph-rsid="00791d37"/>
    </style:style>
    <style:style style:name="P73" style:family="paragraph" style:parent-style-name="Standard">
      <style:text-properties fo:font-size="16pt" officeooo:rsid="007a499b" officeooo:paragraph-rsid="007a499b"/>
    </style:style>
    <style:style style:name="P74" style:family="paragraph" style:parent-style-name="Standard">
      <style:text-properties fo:font-size="16pt" officeooo:rsid="007adcd3" officeooo:paragraph-rsid="007adcd3"/>
    </style:style>
    <style:style style:name="P75" style:family="paragraph" style:parent-style-name="Standard">
      <style:text-properties fo:font-size="16pt" officeooo:rsid="007beaee" officeooo:paragraph-rsid="007beaee"/>
    </style:style>
    <style:style style:name="P76" style:family="paragraph" style:parent-style-name="Standard">
      <style:text-properties fo:font-size="16pt" officeooo:rsid="007c8067" officeooo:paragraph-rsid="007c8067"/>
    </style:style>
    <style:style style:name="P77" style:family="paragraph" style:parent-style-name="Standard">
      <style:text-properties fo:font-size="16pt" officeooo:rsid="007cdb9f" officeooo:paragraph-rsid="007cdb9f"/>
    </style:style>
    <style:style style:name="P78" style:family="paragraph" style:parent-style-name="Standard">
      <style:text-properties fo:font-size="16pt" officeooo:rsid="007cdb9f" officeooo:paragraph-rsid="008144dc"/>
    </style:style>
    <style:style style:name="P79" style:family="paragraph" style:parent-style-name="Standard">
      <style:text-properties fo:font-size="16pt" officeooo:rsid="007fc6ba" officeooo:paragraph-rsid="007fc6ba"/>
    </style:style>
    <style:style style:name="P80" style:family="paragraph" style:parent-style-name="Standard">
      <style:text-properties fo:font-size="16pt" officeooo:rsid="008144dc" officeooo:paragraph-rsid="008144dc"/>
    </style:style>
    <style:style style:name="P81" style:family="paragraph" style:parent-style-name="Standard">
      <style:text-properties fo:font-size="18pt" officeooo:rsid="006e03b5" officeooo:paragraph-rsid="00522f66" style:font-size-asian="18pt" style:font-size-complex="18pt"/>
    </style:style>
    <style:style style:name="P82" style:family="paragraph" style:parent-style-name="Standard">
      <style:paragraph-properties fo:break-before="page"/>
      <style:text-properties fo:font-size="16pt" officeooo:rsid="0016cf35" officeooo:paragraph-rsid="0016cf35"/>
    </style:style>
    <style:style style:name="P83" style:family="paragraph" style:parent-style-name="Standard">
      <style:text-properties fo:font-size="16pt" officeooo:rsid="0016cf35" officeooo:paragraph-rsid="0082d2d6"/>
    </style:style>
    <style:style style:name="T1" style:family="text">
      <style:text-properties officeooo:rsid="001ee908"/>
    </style:style>
    <style:style style:name="T2" style:family="text">
      <style:text-properties style:font-name="Liberation Serif"/>
    </style:style>
    <style:style style:name="T3" style:family="text">
      <style:text-properties style:font-name="Liberation Serif" officeooo:rsid="001ee908"/>
    </style:style>
    <style:style style:name="T4" style:family="text">
      <style:text-properties style:font-name="Liberation Serif" officeooo:rsid="001f5775"/>
    </style:style>
    <style:style style:name="T5" style:family="text">
      <style:text-properties style:font-name="Liberation Serif" officeooo:rsid="00202591"/>
    </style:style>
    <style:style style:name="T6" style:family="text">
      <style:text-properties style:font-name="Liberation Serif" officeooo:rsid="00254052"/>
    </style:style>
    <style:style style:name="T7" style:family="text">
      <style:text-properties style:font-name="Liberation Serif" fo:font-size="28pt" style:font-size-asian="28pt" style:font-size-complex="28pt"/>
    </style:style>
    <style:style style:name="T8" style:family="text">
      <style:text-properties style:font-name="Liberation Serif" officeooo:rsid="0036c392"/>
    </style:style>
    <style:style style:name="T9" style:family="text">
      <style:text-properties style:font-name="Liberation Serif" officeooo:rsid="00371fe1"/>
    </style:style>
    <style:style style:name="T10" style:family="text">
      <style:text-properties style:font-name="Liberation Serif" officeooo:rsid="0038a729"/>
    </style:style>
    <style:style style:name="T11" style:family="text">
      <style:text-properties officeooo:rsid="0021a015"/>
    </style:style>
    <style:style style:name="T12" style:family="text">
      <style:text-properties style:text-position="super 58%" style:font-name="Liberation Serif" fo:font-size="28pt" style:font-size-asian="28pt" style:font-size-complex="28pt"/>
    </style:style>
    <style:style style:name="T13" style:family="text">
      <style:text-properties style:text-position="super 58%" style:font-name="Liberation Serif" fo:font-size="28pt" officeooo:rsid="001ee908" style:font-size-asian="28pt" style:font-size-complex="28pt"/>
    </style:style>
    <style:style style:name="T14" style:family="text">
      <style:text-properties style:text-position="super 58%" style:font-name="Liberation Serif" fo:font-size="28pt" officeooo:rsid="001f5775" style:font-size-asian="28pt" style:font-size-complex="28pt"/>
    </style:style>
    <style:style style:name="T15" style:family="text">
      <style:text-properties style:text-position="super 58%" style:font-name="Liberation Serif1" fo:font-size="28pt" officeooo:rsid="001ee908" style:font-size-asian="28pt" style:font-size-complex="28pt"/>
    </style:style>
    <style:style style:name="T16" style:family="text">
      <style:text-properties officeooo:rsid="00312f84"/>
    </style:style>
    <style:style style:name="T17" style:family="text">
      <style:text-properties officeooo:rsid="0032df03"/>
    </style:style>
    <style:style style:name="T18" style:family="text">
      <style:text-properties officeooo:rsid="003c55be"/>
    </style:style>
    <style:style style:name="T19" style:family="text">
      <style:text-properties officeooo:rsid="00429f3e"/>
    </style:style>
    <style:style style:name="T20" style:family="text">
      <style:text-properties officeooo:rsid="00491129"/>
    </style:style>
    <style:style style:name="T21" style:family="text">
      <style:text-properties officeooo:rsid="00522f66"/>
    </style:style>
    <style:style style:name="T22" style:family="text">
      <style:text-properties officeooo:rsid="00583fbf"/>
    </style:style>
    <style:style style:name="T23" style:family="text">
      <style:text-properties officeooo:rsid="00625363"/>
    </style:style>
    <style:style style:name="T24" style:family="text">
      <style:text-properties officeooo:rsid="00666d84"/>
    </style:style>
    <style:style style:name="T25" style:family="text">
      <style:text-properties officeooo:rsid="006c4c99"/>
    </style:style>
    <style:style style:name="T26" style:family="text">
      <style:text-properties fo:font-size="18pt" style:font-size-asian="18pt" style:font-size-complex="18pt"/>
    </style:style>
    <style:style style:name="T27" style:family="text">
      <style:text-properties fo:font-size="18pt" officeooo:rsid="006e03b5" style:font-size-asian="18pt" style:font-size-complex="18pt"/>
    </style:style>
    <style:style style:name="T28" style:family="text">
      <style:text-properties officeooo:rsid="006e03b5"/>
    </style:style>
    <style:style style:name="T29" style:family="text">
      <style:text-properties officeooo:rsid="00740bae"/>
    </style:style>
    <style:style style:name="T30" style:family="text">
      <style:text-properties officeooo:rsid="00761023"/>
    </style:style>
    <style:style style:name="T31" style:family="text">
      <style:text-properties officeooo:rsid="007beaee"/>
    </style:style>
    <style:style style:name="T32" style:family="text">
      <style:text-properties officeooo:rsid="007eaaf8"/>
    </style:style>
    <style:style style:name="T33" style:family="text">
      <style:text-properties officeooo:rsid="0082d2d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Answer to Beal's Conjecture</text:p>
      <text:p text:style-name="P1"/>
      <text:p text:style-name="P1"><text:tab/><text:tab/><text:tab/><text:tab/><text:span text:style-name="T1">Abstract</text:span></text:p>
      <text:p text:style-name="P1"/>
      <text:p text:style-name="P83"><text:tab/><text:span text:style-name="T1">This paper, tends to solve the Beal’s Conjecture, using all possible combinations on the three numbers (A,B,C), assigning prime and non prime to each one (respecting the sum and the equality).</text:span></text:p>
      <text:p text:style-name="P83"><text:tab/><text:span text:style-name="T33">I start by saying that the problem uses number elevated to exponent(A^4 for example). But for determining common factors, we can use <text:s/>just the value A, because </text:span></text:p>
      <text:p text:style-name="P83"><text:span text:style-name="T1">on the three variables (A,B,C). Since A</text:span><text:span text:style-name="T15">x</text:span><text:span text:style-name="T3"> , B</text:span><text:span text:style-name="T13">y</text:span><text:span text:style-name="T3"> and C</text:span><text:span text:style-name="T13">z</text:span></text:p>
      <text:p text:style-name="P6"><text:span text:style-name="T3">i</text:span><text:span text:style-name="T2">n terms of getting the common prime are treated like A (without the exponent) , B and C. Since </text:span><text:span text:style-name="T6">A</text:span><text:span text:style-name="T12">x</text:span><text:span text:style-name="T7"> </text:span><text:span text:style-name="T2">can be treated as A*A*A, the same prime factors of A that apply to A*A*A , are the same. </text:span><text:span text:style-name="T4">Having concluded that , we can use A instead of A</text:span><text:span text:style-name="T14">x</text:span><text:span text:style-name="T4">. </text:span><text:span text:style-name="T5">Then its just a matter of testing all hipothesys, to all A,B,C test if each is prime or nonprime. </text:span><text:span text:style-name="T8">For example for A=2, then A^3 = 2*2*2, which </text:span><text:span text:style-name="T9">has</text:span><text:span text:style-name="T8"> a </text:span><text:span text:style-name="T9">prime </text:span><text:span text:style-name="T8">factor of 2. </text:span><text:span text:style-name="T10">There aren’t different <text:s/>factors of the numbers, because its the same number that is elevated to exponent</text:span></text:p>
      <text:p text:style-name="P1"/>
      <text:p text:style-name="P10"><text:tab/><text:tab/><text:tab/><text:tab/><text:tab/>Beal’s conjecture</text:p>
      <text:p text:style-name="P2">If A^x + B^y = C^z , where A, B, C, x, y and z are positive integers and x, y and z are all greater than 2, then A, B and C must have a common prime factor.</text:p>
      <text:p text:style-name="P2"><text:tab/><text:tab/><text:tab/><text:tab/><text:tab/><text:span text:style-name="T16">Solution</text:span></text:p>
      <text:p text:style-name="P2"/>
      <text:p text:style-name="P69">For A prime , the only common prime factor that can exist is A. Because A is prime, and A*A*A*…. has only one prime factor.</text:p>
      <text:p text:style-name="P70">For B the same. </text:p>
      <text:p text:style-name="P69"><text:span text:style-name="T30">So for B</text:span> composite, <text:span text:style-name="T30">and A prime, the only common prime factor is A</text:span></text:p>
      <text:p text:style-name="P70">Same for A composite and B prime</text:p>
      <text:p text:style-name="P71">A = 2 , B=2*3 , only possible prime factor is A</text:p>
      <text:p text:style-name="P72">A=4*5 B=3 , only possible prime factor is B</text:p>
      <text:p text:style-name="P72"/>
      <text:p text:style-name="P72">For A and B prime, there can only be a common prime factor, if they are equal</text:p>
      <text:p text:style-name="P75">If A and B share common prime factor, so C will share the same common prime factor</text:p>
      <text:p text:style-name="P72"><text:soft-page-break/></text:p>
      <text:p text:style-name="P75">A=3 B=3</text:p>
      <text:p text:style-name="P75">3 ^2 + 3^3 = 9+27 = 36</text:p>
      <text:p text:style-name="P75">3(3+3*3) = 36</text:p>
      <text:p text:style-name="P73"/>
      <text:p text:style-name="P77">a + b = 2*3*5</text:p>
      <text:p text:style-name="P77">A = 2,4,6,8 ou 3,6,9</text:p>
      <text:p text:style-name="P77">B = 2,4,6,8 ou 3,6,9</text:p>
      <text:p text:style-name="P77"/>
      <text:p text:style-name="P77">2 + 4 = 2*3*5 =&gt; 2+4 = 30 → impossivel</text:p>
      <text:p text:style-name="P77"/>
      <text:p text:style-name="P77"><text:span text:style-name="T32">factors 30 = {</text:span>1, 2, 3, 5, 6, 10, 15, 30<text:span text:style-name="T32">}</text:span></text:p>
      <text:p text:style-name="P79"/>
      <text:p text:style-name="P79"/>
      <text:p text:style-name="P79">a+b = 30</text:p>
      <text:p text:style-name="P79">x=3 , y=3, z=3</text:p>
      <text:p text:style-name="P79">a^3 = (2*3*5)^3 – b^3</text:p>
      <text:p text:style-name="P79"/>
      <text:p text:style-name="P79">possiveis valores de A = {2,3,5} só primos (ver primos nos factores 30)</text:p>
      <text:p text:style-name="P80">A não pode ser 2*3*5 , visto que C é a+b e b teria que ser zero</text:p>
      <text:p text:style-name="P80">A pode ser 2*3 ? </text:p>
      <text:p text:style-name="P80"/>
      <text:p text:style-name="P78"/>
      <text:p text:style-name="P79">since sum is commutative</text:p>
      <text:p text:style-name="P77"/>
      <text:p text:style-name="P73">A=2 <text:span text:style-name="T31">(Prime)</text:span></text:p>
      <text:p text:style-name="P73">B= 3*<text:span text:style-name="T31">5*2 (Composite)</text:span></text:p>
      <text:p text:style-name="P73"/>
      <text:p text:style-name="P76">To have a common prime factor, B has to have at leastone factor=A</text:p>
      <text:p text:style-name="P73"/>
      <text:p text:style-name="P76">C must be C=A*X</text:p>
      <text:p text:style-name="P76"/>
      <text:p text:style-name="P76"/>
      <text:p text:style-name="P74">To have a common factor, for A= prime, B=composite </text:p>
      <text:p text:style-name="P74">then C=A * X</text:p>
      <text:p text:style-name="P74">3^3 + (2*3)^3</text:p>
      <text:p text:style-name="P74">27+ 216 =243 =&gt; (3*81)</text:p>
      <text:p text:style-name="P5"/>
      <text:p text:style-name="P5"/>
      <text:p text:style-name="P5"><text:soft-page-break/></text:p>
      <text:p text:style-name="P2">Since A^x will have the same primes factor as A, we only consider A</text:p>
      <text:p text:style-name="P2"/>
      <text:p text:style-name="P2"/>
      <text:p text:style-name="P4"/>
      <text:p text:style-name="P2"><text:tab/><text:tab/></text:p>
      <text:p text:style-name="P17"/>
      <text:p text:style-name="P17"><text:tab/><text:tab/></text:p>
      <text:p text:style-name="P63"/>
      <text:p text:style-name="P17"/>
      <text:p text:style-name="P62">Considering A^K = ( (3*2)^x...not same factor)</text:p>
      <text:p text:style-name="P19"><text:tab/></text:p>
      <text:p text:style-name="P53">Para C Primo (por exemplo igual a <text:span text:style-name="T24">5</text:span>)</text:p>
      <text:p text:style-name="P40"/>
      <text:p text:style-name="P61">A^3 + B^3 = <text:span text:style-name="T28">2*2</text:span>*<text:span text:style-name="T28">2*2</text:span> = <text:span text:style-name="T28">16</text:span></text:p>
      <text:p text:style-name="P61"/>
      <text:p text:style-name="P61"><text:span text:style-name="T27">2</text:span><text:span text:style-name="T26">^3 + </text:span><text:span text:style-name="T27">2</text:span><text:span text:style-name="T26">^4 = </text:span><text:span text:style-name="T27">8</text:span><text:span text:style-name="T26"> + </text:span><text:span text:style-name="T27">16</text:span><text:span text:style-name="T26"> = </text:span><text:span text:style-name="T27">24</text:span></text:p>
      <text:p text:style-name="P17"/>
      <text:p text:style-name="P25">Composite numbers </text:p>
      <text:p text:style-name="P25"/>
      <text:p text:style-name="P27">A=2</text:p>
      <text:p text:style-name="P25"><text:span text:style-name="T20">(</text:span> <text:span text:style-name="T20">2*3*3)^3 =&gt; (2*2*2*2*2*2)</text:span></text:p>
      <text:p text:style-name="P25"/>
      <text:p text:style-name="P27">Posso sempre reduzir, um composto para outro so como A , por exemplo para A=2,x=3 e B=2*3*3, isto é equivalente a B=2*2*2 * 2* 2 *2</text:p>
      <text:p text:style-name="P27"/>
      <text:p text:style-name="P19"><text:tab/><text:span text:style-name="T21">Se A e <text:s/>B tiverem factores primos comuns, entao C também tem factor primo comum</text:span></text:p>
      <text:p text:style-name="P59"/>
      <text:p text:style-name="P36">Prova:</text:p>
      <text:p text:style-name="P35">2*3 + 3*7 = 27</text:p>
      <text:p text:style-name="P35">3(2+7) <text:s/>= 27 <text:s text:c="4"/></text:p>
      <text:p text:style-name="P36">3 divide 27.</text:p>
      <text:p text:style-name="P37"/>
      <text:p text:style-name="P37"/>
      <text:p text:style-name="P66">Se C tem factor comum com A e B , então A e B tem factores comuns?</text:p>
      <text:p text:style-name="P66"/>
      <text:p text:style-name="P65"/>
      <text:p text:style-name="P65"/>
      <text:p text:style-name="P65"><text:soft-page-break/></text:p>
      <text:p text:style-name="P67">A tem factor comum com C , B tem factor comum com C, A e B tem factor comum. <text:span text:style-name="T29">(nao, errado)</text:span></text:p>
      <text:p text:style-name="P67"/>
      <text:p text:style-name="P68">C=2*2*2 factor comum = 2</text:p>
      <text:p text:style-name="P68">A= 2*2</text:p>
      <text:p text:style-name="P68">B= 3*3 nao tem factor comum 2 errado</text:p>
      <text:p text:style-name="P68"/>
      <text:p text:style-name="P68">C=2*2*3</text:p>
      <text:p text:style-name="P68">A = 2</text:p>
      <text:p text:style-name="P68">B= 3</text:p>
      <text:p text:style-name="P68"/>
      <text:p text:style-name="P68"/>
      <text:p text:style-name="P66"/>
      <text:p text:style-name="P64"/>
      <text:p text:style-name="P38"/>
      <text:p text:style-name="P64">C apenas é divisivel por 2</text:p>
      <text:p text:style-name="P64">A e B tem de ter pelo menos um 2, para terem factor comum e podem ter outros numeros alem de 2?</text:p>
      <text:p text:style-name="P64">(3*2) </text:p>
      <text:p text:style-name="P64">3 não divide 2 (C neste caso)</text:p>
      <text:p text:style-name="P64"/>
      <text:p text:style-name="P64"/>
      <text:p text:style-name="P37"/>
      <text:p text:style-name="P27"/>
      <text:p text:style-name="P33">Para A (ou B) primo, os outros tem de ter o valor A (ou B). Por exemplo A=2, <text:s/>então B= 2 * qqcoisa, e C=2*qqcoisa. Senão tiverem A <text:s/>, então nao tem factor comum</text:p>
      <text:p text:style-name="P30"/>
      <text:p text:style-name="P32">A+(A*otherprimes) = (A*otherprimes2)</text:p>
      <text:p text:style-name="P30"/>
      <text:p text:style-name="P81"/>
      <text:p text:style-name="P60"/>
      <text:p text:style-name="P41">A + B = <text:span text:style-name="T24">5</text:span> (apenas <text:span text:style-name="T24">5</text:span> divide <text:span text:style-name="T24">5</text:span>),<text:span text:style-name="T24">A e B tem de ter 5 como factoro o que é impossivel, visto ser A + B (5+5), ou seja quando se diz primo, é porque tem um factor apenas (ele mesmo)</text:span></text:p>
      <text:p text:style-name="P56"/>
      <text:p text:style-name="P57">A + B = 25 =&gt; A e B tem de ter como factor 5. </text:p>
      <text:p text:style-name="P57"><text:tab/>2*5 <text:s/>+ 3*5 = 25</text:p>
      <text:p text:style-name="P58"><text:soft-page-break/>Não considerado, porque <text:span text:style-name="T25">25 </text:span>tem varios factores. Caso 1)</text:p>
      <text:p text:style-name="P56"/>
      <text:p text:style-name="P52">como 5 é primo, o expoente nao interessa (visto 5*5*5 ter sempre o mesmo numero primo ou seja nao divisivel)</text:p>
      <text:p text:style-name="P54"/>
      <text:p text:style-name="P55"/>
      <text:p text:style-name="P55"/>
      <text:p text:style-name="P55"/>
      <text:p text:style-name="P50">A e B tem de ter pelo menos um onze</text:p>
      <text:p text:style-name="P50"/>
      <text:p text:style-name="P39">Se C for primo, então A e B não tem factor comum <text:span text:style-name="T22">(prova acima) </text:span></text:p>
      <text:p text:style-name="P50"/>
      <text:p text:style-name="P50"/>
      <text:p text:style-name="P47">excepto para A=B=C</text:p>
      <text:p text:style-name="P43">11*A + 11*B = 11, A e B teriam de ser 1</text:p>
      <text:p text:style-name="P43"/>
      <text:p text:style-name="P43"/>
      <text:p text:style-name="P48"/>
      <text:p text:style-name="P47"/>
      <text:p text:style-name="P50"><text:span text:style-name="T23">Em termos de factores</text:span>, basta considerar A,B ou C (excluir expoente). Por exemplo :</text:p>
      <text:p text:style-name="P50"/>
      <text:p text:style-name="P50">(2*3) ^2</text:p>
      <text:p text:style-name="P50"/>
      <text:p text:style-name="P50">Para verificar que tem os mesmo primos, (2*3)*(2*3) → mesmo factores</text:p>
      <text:p text:style-name="P47"/>
      <text:p text:style-name="P47">A=prime</text:p>
      <text:p text:style-name="P47">B=prime</text:p>
      <text:p text:style-name="P44"/>
      <text:p text:style-name="P49">C= 3*2</text:p>
      <text:p text:style-name="P49"/>
      <text:p text:style-name="P51">A+B = 3*2</text:p>
      <text:p text:style-name="P51"/>
      <text:p text:style-name="P47">Para ter factores comuns:</text:p>
      <text:p text:style-name="P47">(A*C)^x + (B*C)^y = C^z</text:p>
      <text:p text:style-name="P46"/>
      <text:p text:style-name="P45">Se C for composto então tem factores comuns?</text:p>
      <text:p text:style-name="P51">27 = 3*3*3*2 <text:s/>= 54</text:p>
      <text:p text:style-name="P51">A= (3*Q) </text:p>
      <text:p text:style-name="P51"><text:soft-page-break/>A = (2*Q)</text:p>
      <text:p text:style-name="P51">B= 3* Q</text:p>
      <text:p text:style-name="P51">B = 2 * Q</text:p>
      <text:p text:style-name="P51"/>
      <text:p text:style-name="P51">(3*3 ) + (2*3) = 54</text:p>
      <text:p text:style-name="P51"/>
      <text:p text:style-name="P51">A tem de <text:s/>ser dividido por apenas 3</text:p>
      <text:p text:style-name="P51">B tem ser dividido por 3</text:p>
      <text:p text:style-name="P51"/>
      <text:p text:style-name="P34">2*3 + 3*7 = 27</text:p>
      <text:p text:style-name="P42"/>
      <text:p text:style-name="P42"/>
      <text:p text:style-name="P29">9^3 , 6^3 , 21^3</text:p>
      <text:p text:style-name="P29">composites</text:p>
      <text:p text:style-name="P29">A=2 B= 3*3 =&gt; 3+3+3</text:p>
      <text:p text:style-name="P29">A=2 B= 2*3 =&gt; 2+2+2</text:p>
      <text:p text:style-name="P29">A=2 B= 3*7 =&gt; 7+7+7</text:p>
      <text:p text:style-name="P28"/>
      <text:p text:style-name="P29">Um numero composto pode ter apenas um elemento a adciionar (por exemplo 2+2+2 = 6 <text:s/>=2*3</text:p>
      <text:p text:style-name="P29">valores que b pode tomar</text:p>
      <text:p text:style-name="P29">A=2^3 = B= (2*3)^3 =&gt; 2+2+2 =216</text:p>
      <text:p text:style-name="P29"/>
      <text:p text:style-name="P29"/>
      <text:p text:style-name="P28"/>
      <text:p text:style-name="P28"><text:s/>Visto A ter um unico factor primo, se C!=A </text:p>
      <text:p text:style-name="P27"/>
      <text:p text:style-name="P27"/>
      <text:p text:style-name="P27">A=3 <text:s/>B=2*3*3 → B=3*3 </text:p>
      <text:p text:style-name="P26">Se B = A*X = sendo A primo,</text:p>
      <text:p text:style-name="P25"/>
      <text:p text:style-name="P27"/>
      <text:p text:style-name="P25"/>
      <text:p text:style-name="P25">A=2*3*2^3 , B=*3*7_3C=</text:p>
      <text:p text:style-name="P25"/>
      <text:p text:style-name="P25">(2*3*2) (2*3*2 (2*3*2)</text:p>
      <text:p text:style-name="P23"/>
      <text:p text:style-name="P23">16 + 8 = 24</text:p>
      <text:p text:style-name="P24"/>
      <text:p text:style-name="P31"><text:soft-page-break/></text:p>
      <text:p text:style-name="P31"/>
      <text:p text:style-name="P23"/>
      <text:p text:style-name="P22">C is always divisible by 2 (A+B = 2 elem times compositr)</text:p>
      <text:p text:style-name="P21"/>
      <text:p text:style-name="P20"/>
      <text:p text:style-name="P20"><text:tab/><text:tab/><text:span text:style-name="T19">A prime, B not prime, C prime</text:span></text:p>
      <text:p text:style-name="P20"/>
      <text:p text:style-name="P20"/>
      <text:p text:style-name="P20"/>
      <text:p text:style-name="P17">If B equals a prime or/and C equals a prime, and they are different then they dont have common prime factor.</text:p>
      <text:p text:style-name="P17">That means, if A not equal to B, or A not equal to C then they don’t have a common prime factor</text:p>
      <text:p text:style-name="P15"/>
      <text:p text:style-name="P15"/>
      <text:p text:style-name="P18">If B or C is a prime number, and are different than A, then they don’t have common prime factor.</text:p>
      <text:p text:style-name="P15"/>
      <text:p text:style-name="P17">For A = composite number, we can consider just one prime number. For example A=12. A can be factorized in 3*2*2. so it has either 3 or 2 as possible common factor (since 3*2*2 = (2*2) + (2*2) + (2*2))</text:p>
      <text:p text:style-name="P17"/>
      <text:p text:style-name="P17"/>
      <text:p text:style-name="P17"/>
      <text:p text:style-name="P15">For A=2 and X=3 , A = 2*2*2 , prime factor = 2</text:p>
      <text:p text:style-name="P16">For B=2 and Y=3, B=2*2*2 .prime factor =2 </text:p>
      <text:p text:style-name="P16">For C=2 and Z=4 C=2*2*2*2 , prime factor 2</text:p>
      <text:p text:style-name="P16">then</text:p>
      <text:p text:style-name="P16"><text:s/>C= 2^4 = <text:s/>16</text:p>
      <text:p text:style-name="P16">8+8=16</text:p>
      <text:p text:style-name="P16"/>
      <text:p text:style-name="P16">for A=6 (2*3) </text:p>
      <text:p text:style-name="P16">B= 10 (2*5)</text:p>
      <text:p text:style-name="P16"/>
      <text:p text:style-name="P16">(2*3) ^ 3 + (2*5) ^3 = 216 + 1000</text:p>
      <text:p text:style-name="P14">A, B and C are composite numbers. So they are factorized by prime numbers. Since each number is elevated to exponent, the same number multiplies x times.(for example A= 2*2*2) . In this case, the only prime <text:soft-page-break/>factor possible is 2. <text:span text:style-name="T18">So , in order to have a common prime number, B must be equal to A and C and vice versa.</text:span></text:p>
      <text:p text:style-name="P14"/>
      <text:p text:style-name="P15">A=(3*2) </text:p>
      <text:p text:style-name="P15">x = 3</text:p>
      <text:p text:style-name="P15"><text:s/>A^x <text:s/>(3*2) (3*2)(3*2)</text:p>
      <text:p text:style-name="P15"/>
      <text:p text:style-name="P15"/>
      <text:p text:style-name="P14">So in a) PrimeA means we select one prime. </text:p>
      <text:p text:style-name="P2"><text:s text:c="4"/></text:p>
      <text:p text:style-name="P2"><text:s text:c="4"/>The only possible common prime factor in a) is PrimeA (since it only has one factor)</text:p>
      <text:p text:style-name="P2"><text:s text:c="4"/>So C doesnt have PrimeA as possible common prime factor</text:p>
      <text:p text:style-name="P2"><text:s text:c="4"/></text:p>
      <text:p text:style-name="P2"><text:s text:c="4"/>b) PrimeA + PrimeB = C</text:p>
      <text:p text:style-name="P2"><text:s text:c="4"/>two different primes , C cant be equal to either PrimeA or PrimeB (since its a sum), and hence can't share a prime common factor </text:p>
      <text:p text:style-name="P2"><text:s text:c="4"/></text:p>
      <text:p text:style-name="P2"><text:s text:c="4"/>c) Prime A + NonPrimeB = PrimeC</text:p>
      <text:p text:style-name="P2"><text:s text:c="8"/>two different primes (because is PrimeA + something, so they are different)</text:p>
      <text:p text:style-name="P2"><text:s text:c="5"/></text:p>
      <text:p text:style-name="P2"><text:s text:c="4"/>d) NonPrimeA + NonePrimeB = PrimeC</text:p>
      <text:p text:style-name="P2"><text:s text:c="4"/>PrimeC can't be decomposed in sum of two non primes</text:p>
      <text:p text:style-name="P2"><text:s text:c="4"/></text:p>
      <text:p text:style-name="P2"><text:s text:c="4"/>So, A,B,C must be NonPrimes (to have a common prime factor)</text:p>
      <text:p text:style-name="P2"><text:s text:c="4"/></text:p>
      <text:p text:style-name="P2"><text:s text:c="4"/>Hipothese</text:p>
      <text:p text:style-name="P2"><text:s text:c="4"/></text:p>
      <text:p text:style-name="P2"><text:s text:c="4"/>NonPrime1 + NonPrime2 <text:s/>= NonPrime3</text:p>
      <text:p text:style-name="P2"><text:s text:c="4"/></text:p>
      <text:p text:style-name="P2"><text:s text:c="4"/></text:p>
      <text:p text:style-name="P2"><text:s text:c="4"/>1) If NonPrime1 e NonPrime2 have common prime factors then NonPrime3 also has common prime factors</text:p>
      <text:p text:style-name="P2"><text:s text:c="4"/></text:p>
      <text:p text:style-name="P2"><text:s text:c="4"/></text:p>
      <text:p text:style-name="P2"><text:s/><text:tab/>If we did have a common factor, in this case 3, then that could be put in evidence as in:</text:p>
      <text:p text:style-name="P2"><text:tab/><text:tab/>2*3 + 3*7 = 27</text:p>
      <text:p text:style-name="P2"><text:soft-page-break/><text:tab/><text:tab/>3(2+7) = 27 </text:p>
      <text:p text:style-name="P2"><text:s text:c="4"/><text:tab/>and its assured that 3 divides 27,so 3 is a prime common number</text:p>
      <text:p text:style-name="P2"><text:s text:c="3"/></text:p>
      <text:p text:style-name="P2"><text:s text:c="3"/>2) If they don't have common prime factors, then they don't share a common prime</text:p>
      <text:p text:style-name="P2"/>
      <text:p text:style-name="P2">Therefore A^x + B^y <text:s/>= C^z , doesnt hold, for example if A is prime. </text:p>
      <text:p text:style-name="P2"/>
      <text:p text:style-name="P12">Keyword<text:span text:style-name="T17">s</text:span></text:p>
      <text:p text:style-name="P12">Beal’s conjecture,divisors,primes,multiple</text:p>
      <text:p text:style-name="P3"/>
      <text:p text:style-name="P8"/>
      <text:p text:style-name="P13">Palavras Chave:</text:p>
      <text:p text:style-name="P13">conjeture de beals,primos,divisores,multiple</text:p>
      <text:p text:style-name="P8"/>
      <text:p text:style-name="P8">Author</text:p>
      <text:p text:style-name="P7">Andre Albergaria Coelho</text:p>
      <text:p text:style-name="P11"><text:a xlink:type="simple" xlink:href="mailto:fc26887@alunos.fc.ul.pt" text:style-name="Internet_20_link" text:visited-style-name="Visited_20_Internet_20_Link">fc26887@alunos.fc.ul.pt</text:a></text:p>
      <text:p text:style-name="P11"/>
      <text:p text:style-name="P9"><text:span text:style-name="T11">References</text:span>:</text:p>
      <text:p text:style-name="P9"><text:a xlink:type="simple" xlink:href="https://en.wikipedia.org/wiki/Divisor" text:style-name="Internet_20_link" text:visited-style-name="Visited_20_Internet_20_Link">https://en.wikipedia.org/wiki/Divisor</text:a></text:p>
      <text:p text:style-name="P9"><text:a xlink:type="simple" xlink:href="https://en.wikipedia.org/wiki/Least_common_multiple" text:style-name="Internet_20_link" text:visited-style-name="Visited_20_Internet_20_Link">https://en.wikipedia.org/wiki/Least_common_multiple</text:a></text:p>
      <text:p text:style-name="P9"><text:a xlink:type="simple" xlink:href="https://www.mathsisfun.com/numbers/factors-multiples.html" text:style-name="Internet_20_link" text:visited-style-name="Visited_20_Internet_20_Link">https://www.mathsisfun.com/numbers/factors-multiples.html</text:a></text:p>
      <text:p text:style-name="P2"/>
      <text:p text:style-name="P8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2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0T18:03:15.192745802</meta:creation-date>
    <dc:date>2021-06-09T21:55:26.248875417</dc:date>
    <meta:editing-duration>PT5H55M39S</meta:editing-duration>
    <meta:editing-cycles>88</meta:editing-cycles>
    <meta:generator>LibreOffice/6.1.5.2$Linux_X86_64 LibreOffice_project/10$Build-2</meta:generator>
    <meta:document-statistic meta:table-count="0" meta:image-count="0" meta:object-count="0" meta:page-count="10" meta:paragraph-count="174" meta:word-count="1471" meta:character-count="7318" meta:non-whitespace-character-count="5822"/>
  </office:meta>
</office:document-meta>
</file>